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style:font-name-complex="Times New Roman"/>
    </style:style>
    <style:style style:name="P2" style:family="paragraph" style:parent-style-name="Standard" style:master-page-name="Standard">
      <style:paragraph-properties fo:text-align="justify" style:justify-single-word="false" style:page-number="auto"/>
      <style:text-properties style:font-name="Times New Roman" style:font-name-complex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 editor de texto es un programa que permite crear y modificar archivos digitales compuestos únicamente por un texto sin formato, conocidos comúnmente como archivos de texto o texto plano. El programa lee el archivo e interpreta los bytes leídos según el código de caracteres que usa el editor. Hoy en día es comúnmente de 7- u 8-bits en ASCII o UTF-8, rara vez EBCDIC.</text:p>
      <text:p text:style-name="P1"/>
      <text:p text:style-name="P1">Fuente: http://es.wikipedia.org/wiki/Editor_de_tex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gl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gl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size="11pt" fo:language="es" fo:country="ES" style:font-name-asian="Calibri" style:font-size-asian="11pt" style:font-name-complex="Times New Roman" style:font-size-complex="11pt" style:language-complex="ar" style:country-complex="SA"/>
    </style:style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1-10T12:33:00</meta:creation-date>
    <dc:creator>user</dc:creator>
    <dc:date>2014-01-10T12:52:00</dc:date>
    <meta:editing-cycles>2</meta:editing-cycles>
    <meta:editing-duration>PT2M</meta:editing-duration>
    <meta:document-statistic meta:table-count="0" meta:image-count="0" meta:object-count="0" meta:page-count="1" meta:paragraph-count="2" meta:word-count="67" meta:character-count="422" meta:non-whitespace-character-count="357"/>
    <meta:generator>LibreOffice/3.6$Windows_x86 LibreOffice_project/9418c72-a20f997-6f5dfc1-4f5ae61-61563f</meta:generator>
    <meta:user-defined meta:name="Información 1"/>
    <meta:user-defined meta:name="Información 2"/>
    <meta:user-defined meta:name="Información 3"/>
    <meta:user-defined meta:name="Información 4"/>
  </office:meta>
</office:document-meta>
</file>